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9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0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1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8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1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1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4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63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2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4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7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6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8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9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2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9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5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6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95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4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19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21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93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fill-color="#ffffff" draw:auto-grow-width="true" fo:min-height="1.407cm" fo:min-width="18.278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6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36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35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4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164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 draw:fill-color="#ffffff"/>
    </style:style>
    <style:style style:name="T1" style:family="text">
      <style:text-properties fo:color="#000000" style:font-name="Liberation Serif" fo:font-size="12pt" style:font-size-asian="12pt" style:font-name-complex="Liberation Serif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.991cm" svg:y1="2.982cm" svg:x2="19.217cm" svg:y2="2.982cm">
          <text:p/>
        </draw:line>
        <draw:line draw:style-name="gr1" draw:text-style-name="P1" draw:layer="layout" svg:x1="1.991cm" svg:y1="4.654cm" svg:x2="19.217cm" svg:y2="4.654cm">
          <text:p/>
        </draw:line>
        <draw:line draw:style-name="gr1" draw:text-style-name="P1" draw:layer="layout" svg:x1="1.991cm" svg:y1="5.353cm" svg:x2="19.217cm" svg:y2="5.353cm">
          <text:p/>
        </draw:line>
        <draw:line draw:style-name="gr1" draw:text-style-name="P1" draw:layer="layout" svg:x1="1.991cm" svg:y1="6.051cm" svg:x2="19.217cm" svg:y2="6.051cm">
          <text:p/>
        </draw:line>
        <draw:line draw:style-name="gr1" draw:text-style-name="P1" draw:layer="layout" svg:x1="1.991cm" svg:y1="6.75cm" svg:x2="19.217cm" svg:y2="6.75cm">
          <text:p/>
        </draw:line>
        <draw:line draw:style-name="gr1" draw:text-style-name="P1" draw:layer="layout" svg:x1="1.991cm" svg:y1="7.448cm" svg:x2="19.217cm" svg:y2="7.448cm">
          <text:p/>
        </draw:line>
        <draw:line draw:style-name="gr1" draw:text-style-name="P1" draw:layer="layout" svg:x1="1.991cm" svg:y1="8.147cm" svg:x2="19.217cm" svg:y2="8.147cm">
          <text:p/>
        </draw:line>
        <draw:line draw:style-name="gr1" draw:text-style-name="P1" draw:layer="layout" svg:x1="2cm" svg:y1="2.973cm" svg:x2="2cm" svg:y2="8.156cm">
          <text:p/>
        </draw:line>
        <draw:line draw:style-name="gr1" draw:text-style-name="P1" draw:layer="layout" svg:x1="3.989cm" svg:y1="2.973cm" svg:x2="3.989cm" svg:y2="8.156cm">
          <text:p/>
        </draw:line>
        <draw:line draw:style-name="gr1" draw:text-style-name="P1" draw:layer="layout" svg:x1="5.401cm" svg:y1="2.973cm" svg:x2="5.401cm" svg:y2="8.156cm">
          <text:p/>
        </draw:line>
        <draw:line draw:style-name="gr1" draw:text-style-name="P1" draw:layer="layout" svg:x1="7.101cm" svg:y1="2.973cm" svg:x2="7.101cm" svg:y2="8.156cm">
          <text:p/>
        </draw:line>
        <draw:line draw:style-name="gr1" draw:text-style-name="P1" draw:layer="layout" svg:x1="8.801cm" svg:y1="2.973cm" svg:x2="8.801cm" svg:y2="8.156cm">
          <text:p/>
        </draw:line>
        <draw:line draw:style-name="gr1" draw:text-style-name="P1" draw:layer="layout" svg:x1="10.502cm" svg:y1="2.973cm" svg:x2="10.502cm" svg:y2="8.156cm">
          <text:p/>
        </draw:line>
        <draw:line draw:style-name="gr1" draw:text-style-name="P1" draw:layer="layout" svg:x1="12.199cm" svg:y1="2.973cm" svg:x2="12.199cm" svg:y2="8.156cm">
          <text:p/>
        </draw:line>
        <draw:line draw:style-name="gr1" draw:text-style-name="P1" draw:layer="layout" svg:x1="13.899cm" svg:y1="2.973cm" svg:x2="13.899cm" svg:y2="8.156cm">
          <text:p/>
        </draw:line>
        <draw:line draw:style-name="gr1" draw:text-style-name="P1" draw:layer="layout" svg:x1="15.599cm" svg:y1="2.973cm" svg:x2="15.599cm" svg:y2="8.156cm">
          <text:p/>
        </draw:line>
        <draw:line draw:style-name="gr1" draw:text-style-name="P1" draw:layer="layout" svg:x1="17.3cm" svg:y1="2.973cm" svg:x2="17.3cm" svg:y2="8.156cm">
          <text:p/>
        </draw:line>
        <draw:line draw:style-name="gr1" draw:text-style-name="P1" draw:layer="layout" svg:x1="19.208cm" svg:y1="2.973cm" svg:x2="19.208cm" svg:y2="8.156cm">
          <text:p/>
        </draw:line>
        <draw:frame draw:style-name="gr2" draw:text-style-name="P3" draw:layer="layout" svg:width="2.834cm" svg:height="0.471cm" svg:x="2.004cm" svg:y="2.018cm">
          <draw:text-box>
            <text:p text:style-name="P2"><text:span text:style-name="T1">BIBLIOTECA 1</text:span></text:p>
          </draw:text-box>
        </draw:frame>
        <draw:frame draw:style-name="gr3" draw:text-style-name="P3" draw:layer="layout" svg:width="1.492cm" svg:height="0.471cm" svg:x="2.103cm" svg:y="3.108cm">
          <draw:text-box>
            <text:p text:style-name="P2"><text:span text:style-name="T1">Número </text:span></text:p>
          </draw:text-box>
        </draw:frame>
        <draw:frame draw:style-name="gr4" draw:text-style-name="P3" draw:layer="layout" svg:width="0.506cm" svg:height="0.471cm" svg:x="2.103cm" svg:y="3.595cm">
          <draw:text-box>
            <text:p text:style-name="P2"><text:span text:style-name="T1">de </text:span></text:p>
          </draw:text-box>
        </draw:frame>
        <draw:frame draw:style-name="gr5" draw:text-style-name="P3" draw:layer="layout" svg:width="1.319cm" svg:height="0.471cm" svg:x="2.103cm" svg:y="4.082cm">
          <draw:text-box>
            <text:p text:style-name="P2"><text:span text:style-name="T1">Páginas</text:span></text:p>
          </draw:text-box>
        </draw:frame>
        <draw:frame draw:style-name="gr6" draw:text-style-name="P3" draw:layer="layout" svg:width="0.425cm" svg:height="0.471cm" svg:x="4.487cm" svg:y="3.595cm">
          <draw:text-box>
            <text:p text:style-name="P2"><text:span text:style-name="T1">Xi</text:span></text:p>
          </draw:text-box>
        </draw:frame>
        <draw:frame draw:style-name="gr7" draw:text-style-name="P3" draw:layer="layout" svg:width="0.422cm" svg:height="0.471cm" svg:x="6.089cm" svg:y="3.595cm">
          <draw:text-box>
            <text:p text:style-name="P2"><text:span text:style-name="T1">ni</text:span></text:p>
          </draw:text-box>
        </draw:frame>
        <draw:frame draw:style-name="gr6" draw:text-style-name="P3" draw:layer="layout" svg:width="0.425cm" svg:height="0.471cm" svg:x="7.743cm" svg:y="3.595cm">
          <draw:text-box>
            <text:p text:style-name="P2"><text:span text:style-name="T1">Ni</text:span></text:p>
          </draw:text-box>
        </draw:frame>
        <draw:frame draw:style-name="gr7" draw:text-style-name="P3" draw:layer="layout" svg:width="0.422cm" svg:height="0.471cm" svg:x="9.504cm" svg:y="3.595cm">
          <draw:text-box>
            <text:p text:style-name="P2"><text:span text:style-name="T1">ai</text:span></text:p>
          </draw:text-box>
        </draw:frame>
        <draw:frame draw:style-name="gr7" draw:text-style-name="P3" draw:layer="layout" svg:width="0.422cm" svg:height="0.471cm" svg:x="11.19cm" svg:y="3.595cm">
          <draw:text-box>
            <text:p text:style-name="P2"><text:span text:style-name="T1">hi</text:span></text:p>
          </draw:text-box>
        </draw:frame>
        <draw:frame draw:style-name="gr7" draw:text-style-name="P3" draw:layer="layout" svg:width="0.422cm" svg:height="0.471cm" svg:x="12.926cm" svg:y="3.595cm">
          <draw:text-box>
            <text:p text:style-name="P2"><text:span text:style-name="T1">fi</text:span></text:p>
          </draw:text-box>
        </draw:frame>
        <draw:frame draw:style-name="gr7" draw:text-style-name="P3" draw:layer="layout" svg:width="0.422cm" svg:height="0.471cm" svg:x="14.577cm" svg:y="3.595cm">
          <draw:text-box>
            <text:p text:style-name="P2"><text:span text:style-name="T1">Fi</text:span></text:p>
          </draw:text-box>
        </draw:frame>
        <draw:frame draw:style-name="gr8" draw:text-style-name="P3" draw:layer="layout" svg:width="1.086cm" svg:height="0.471cm" svg:x="15.914cm" svg:y="3.595cm">
          <draw:text-box>
            <text:p text:style-name="P2"><text:span text:style-name="T1">ni * xi</text:span></text:p>
          </draw:text-box>
        </draw:frame>
        <draw:frame draw:style-name="gr9" draw:text-style-name="P3" draw:layer="layout" svg:width="1.213cm" svg:height="0.471cm" svg:x="17.657cm" svg:y="3.595cm">
          <draw:text-box>
            <text:p text:style-name="P2"><text:span text:style-name="T1">ni * xi²</text:span></text:p>
          </draw:text-box>
        </draw:frame>
        <draw:frame draw:style-name="gr10" draw:text-style-name="P3" draw:layer="layout" svg:width="1.412cm" svg:height="0.471cm" svg:x="2.103cm" svg:y="4.78cm">
          <draw:text-box>
            <text:p text:style-name="P2"><text:span text:style-name="T1">50 - 100</text:span></text:p>
          </draw:text-box>
        </draw:frame>
        <draw:frame draw:style-name="gr6" draw:text-style-name="P3" draw:layer="layout" svg:width="0.425cm" svg:height="0.471cm" svg:x="4.487cm" svg:y="4.78cm">
          <draw:text-box>
            <text:p text:style-name="P2"><text:span text:style-name="T1">75</text:span></text:p>
          </draw:text-box>
        </draw:frame>
        <draw:frame draw:style-name="gr6" draw:text-style-name="P3" draw:layer="layout" svg:width="0.425cm" svg:height="0.471cm" svg:x="6.043cm" svg:y="4.78cm">
          <draw:text-box>
            <text:p text:style-name="P2"><text:span text:style-name="T1">13</text:span></text:p>
          </draw:text-box>
        </draw:frame>
        <draw:frame draw:style-name="gr6" draw:text-style-name="P3" draw:layer="layout" svg:width="0.425cm" svg:height="0.471cm" svg:x="7.743cm" svg:y="4.78cm">
          <draw:text-box>
            <text:p text:style-name="P2"><text:span text:style-name="T1">13</text:span></text:p>
          </draw:text-box>
        </draw:frame>
        <draw:frame draw:style-name="gr6" draw:text-style-name="P3" draw:layer="layout" svg:width="0.425cm" svg:height="0.471cm" svg:x="9.444cm" svg:y="4.78cm">
          <draw:text-box>
            <text:p text:style-name="P2"><text:span text:style-name="T1">50</text:span></text:p>
          </draw:text-box>
        </draw:frame>
        <draw:frame draw:style-name="gr11" draw:text-style-name="P3" draw:layer="layout" svg:width="0.743cm" svg:height="0.471cm" svg:x="10.986cm" svg:y="4.78cm">
          <draw:text-box>
            <text:p text:style-name="P2"><text:span text:style-name="T1">0.26</text:span></text:p>
          </draw:text-box>
        </draw:frame>
        <draw:frame draw:style-name="gr11" draw:text-style-name="P3" draw:layer="layout" svg:width="0.743cm" svg:height="0.471cm" svg:x="12.682cm" svg:y="4.78cm">
          <draw:text-box>
            <text:p text:style-name="P2"><text:span text:style-name="T1">0.12</text:span></text:p>
          </draw:text-box>
        </draw:frame>
        <draw:frame draw:style-name="gr11" draw:text-style-name="P3" draw:layer="layout" svg:width="0.743cm" svg:height="0.471cm" svg:x="14.383cm" svg:y="4.78cm">
          <draw:text-box>
            <text:p text:style-name="P2"><text:span text:style-name="T1">0.12</text:span></text:p>
          </draw:text-box>
        </draw:frame>
        <draw:frame draw:style-name="gr12" draw:text-style-name="P3" draw:layer="layout" svg:width="0.637cm" svg:height="0.471cm" svg:x="16.136cm" svg:y="4.78cm">
          <draw:text-box>
            <text:p text:style-name="P2"><text:span text:style-name="T1">975</text:span></text:p>
          </draw:text-box>
        </draw:frame>
        <draw:frame draw:style-name="gr13" draw:text-style-name="P3" draw:layer="layout" svg:width="1.06cm" svg:height="0.471cm" svg:x="17.731cm" svg:y="4.78cm">
          <draw:text-box>
            <text:p text:style-name="P2"><text:span text:style-name="T1">73125</text:span></text:p>
          </draw:text-box>
        </draw:frame>
        <draw:frame draw:style-name="gr14" draw:text-style-name="P3" draw:layer="layout" svg:width="1.623cm" svg:height="0.471cm" svg:x="2.103cm" svg:y="5.479cm">
          <draw:text-box>
            <text:p text:style-name="P2"><text:span text:style-name="T1">100 - 200</text:span></text:p>
          </draw:text-box>
        </draw:frame>
        <draw:frame draw:style-name="gr12" draw:text-style-name="P3" draw:layer="layout" svg:width="0.637cm" svg:height="0.471cm" svg:x="4.382cm" svg:y="5.479cm">
          <draw:text-box>
            <text:p text:style-name="P2"><text:span text:style-name="T1">150</text:span></text:p>
          </draw:text-box>
        </draw:frame>
        <draw:frame draw:style-name="gr6" draw:text-style-name="P3" draw:layer="layout" svg:width="0.425cm" svg:height="0.471cm" svg:x="6.043cm" svg:y="5.479cm">
          <draw:text-box>
            <text:p text:style-name="P2"><text:span text:style-name="T1">21</text:span></text:p>
          </draw:text-box>
        </draw:frame>
        <draw:frame draw:style-name="gr6" draw:text-style-name="P3" draw:layer="layout" svg:width="0.425cm" svg:height="0.471cm" svg:x="7.743cm" svg:y="5.479cm">
          <draw:text-box>
            <text:p text:style-name="P2"><text:span text:style-name="T1">34</text:span></text:p>
          </draw:text-box>
        </draw:frame>
        <draw:frame draw:style-name="gr12" draw:text-style-name="P3" draw:layer="layout" svg:width="0.637cm" svg:height="0.471cm" svg:x="9.338cm" svg:y="5.479cm">
          <draw:text-box>
            <text:p text:style-name="P2"><text:span text:style-name="T1">100</text:span></text:p>
          </draw:text-box>
        </draw:frame>
        <draw:frame draw:style-name="gr11" draw:text-style-name="P3" draw:layer="layout" svg:width="0.743cm" svg:height="0.471cm" svg:x="10.986cm" svg:y="5.479cm">
          <draw:text-box>
            <text:p text:style-name="P2"><text:span text:style-name="T1">0.21</text:span></text:p>
          </draw:text-box>
        </draw:frame>
        <draw:frame draw:style-name="gr11" draw:text-style-name="P3" draw:layer="layout" svg:width="0.743cm" svg:height="0.471cm" svg:x="12.682cm" svg:y="5.479cm">
          <draw:text-box>
            <text:p text:style-name="P2"><text:span text:style-name="T1">0.19</text:span></text:p>
          </draw:text-box>
        </draw:frame>
        <draw:frame draw:style-name="gr11" draw:text-style-name="P3" draw:layer="layout" svg:width="0.743cm" svg:height="0.471cm" svg:x="14.383cm" svg:y="5.479cm">
          <draw:text-box>
            <text:p text:style-name="P2"><text:span text:style-name="T1">0.31</text:span></text:p>
          </draw:text-box>
        </draw:frame>
        <draw:frame draw:style-name="gr15" draw:text-style-name="P3" draw:layer="layout" svg:width="0.849cm" svg:height="0.471cm" svg:x="16.03cm" svg:y="5.479cm">
          <draw:text-box>
            <text:p text:style-name="P2"><text:span text:style-name="T1">3150</text:span></text:p>
          </draw:text-box>
        </draw:frame>
        <draw:frame draw:style-name="gr16" draw:text-style-name="P3" draw:layer="layout" svg:width="1.272cm" svg:height="0.471cm" svg:x="17.625cm" svg:y="5.479cm">
          <draw:text-box>
            <text:p text:style-name="P2"><text:span text:style-name="T1">472500</text:span></text:p>
          </draw:text-box>
        </draw:frame>
        <draw:frame draw:style-name="gr14" draw:text-style-name="P3" draw:layer="layout" svg:width="1.623cm" svg:height="0.471cm" svg:x="2.103cm" svg:y="6.177cm">
          <draw:text-box>
            <text:p text:style-name="P2"><text:span text:style-name="T1">200 - 400</text:span></text:p>
          </draw:text-box>
        </draw:frame>
        <draw:frame draw:style-name="gr12" draw:text-style-name="P3" draw:layer="layout" svg:width="0.637cm" svg:height="0.471cm" svg:x="4.382cm" svg:y="6.177cm">
          <draw:text-box>
            <text:p text:style-name="P2"><text:span text:style-name="T1">300</text:span></text:p>
          </draw:text-box>
        </draw:frame>
        <draw:frame draw:style-name="gr6" draw:text-style-name="P3" draw:layer="layout" svg:width="0.425cm" svg:height="0.471cm" svg:x="6.043cm" svg:y="6.177cm">
          <draw:text-box>
            <text:p text:style-name="P2"><text:span text:style-name="T1">42</text:span></text:p>
          </draw:text-box>
        </draw:frame>
        <draw:frame draw:style-name="gr6" draw:text-style-name="P3" draw:layer="layout" svg:width="0.425cm" svg:height="0.471cm" svg:x="7.743cm" svg:y="6.177cm">
          <draw:text-box>
            <text:p text:style-name="P2"><text:span text:style-name="T1">76</text:span></text:p>
          </draw:text-box>
        </draw:frame>
        <draw:frame draw:style-name="gr12" draw:text-style-name="P3" draw:layer="layout" svg:width="0.637cm" svg:height="0.471cm" svg:x="9.338cm" svg:y="6.177cm">
          <draw:text-box>
            <text:p text:style-name="P2"><text:span text:style-name="T1">200</text:span></text:p>
          </draw:text-box>
        </draw:frame>
        <draw:frame draw:style-name="gr11" draw:text-style-name="P3" draw:layer="layout" svg:width="0.743cm" svg:height="0.471cm" svg:x="10.986cm" svg:y="6.177cm">
          <draw:text-box>
            <text:p text:style-name="P2"><text:span text:style-name="T1">0.38</text:span></text:p>
          </draw:text-box>
        </draw:frame>
        <draw:frame draw:style-name="gr11" draw:text-style-name="P3" draw:layer="layout" svg:width="0.743cm" svg:height="0.471cm" svg:x="12.682cm" svg:y="6.177cm">
          <draw:text-box>
            <text:p text:style-name="P2"><text:span text:style-name="T1">0.38</text:span></text:p>
          </draw:text-box>
        </draw:frame>
        <draw:frame draw:style-name="gr11" draw:text-style-name="P3" draw:layer="layout" svg:width="0.743cm" svg:height="0.471cm" svg:x="14.383cm" svg:y="6.177cm">
          <draw:text-box>
            <text:p text:style-name="P2"><text:span text:style-name="T1">0.69</text:span></text:p>
          </draw:text-box>
        </draw:frame>
        <draw:frame draw:style-name="gr17" draw:text-style-name="P3" draw:layer="layout" svg:width="1.166cm" svg:height="0.471cm" svg:x="15.871cm" svg:y="6.177cm">
          <draw:text-box>
            <text:p text:style-name="P2"><text:span text:style-name="T1">12.600</text:span></text:p>
          </draw:text-box>
        </draw:frame>
        <draw:frame draw:style-name="gr18" draw:text-style-name="P3" draw:layer="layout" svg:width="1.484cm" svg:height="0.471cm" svg:x="17.519cm" svg:y="6.177cm">
          <draw:text-box>
            <text:p text:style-name="P2"><text:span text:style-name="T1">3780000</text:span></text:p>
          </draw:text-box>
        </draw:frame>
        <draw:frame draw:style-name="gr14" draw:text-style-name="P3" draw:layer="layout" svg:width="1.623cm" svg:height="0.471cm" svg:x="2.103cm" svg:y="6.876cm">
          <draw:text-box>
            <text:p text:style-name="P2"><text:span text:style-name="T1">400 - 600</text:span></text:p>
          </draw:text-box>
        </draw:frame>
        <draw:frame draw:style-name="gr12" draw:text-style-name="P3" draw:layer="layout" svg:width="0.637cm" svg:height="0.471cm" svg:x="4.382cm" svg:y="6.876cm">
          <draw:text-box>
            <text:p text:style-name="P2"><text:span text:style-name="T1">500</text:span></text:p>
          </draw:text-box>
        </draw:frame>
        <draw:frame draw:style-name="gr6" draw:text-style-name="P3" draw:layer="layout" svg:width="0.425cm" svg:height="0.471cm" svg:x="6.043cm" svg:y="6.876cm">
          <draw:text-box>
            <text:p text:style-name="P2"><text:span text:style-name="T1">34</text:span></text:p>
          </draw:text-box>
        </draw:frame>
        <draw:frame draw:style-name="gr12" draw:text-style-name="P3" draw:layer="layout" svg:width="0.637cm" svg:height="0.471cm" svg:x="7.645cm" svg:y="6.876cm">
          <draw:text-box>
            <text:p text:style-name="P2"><text:span text:style-name="T1">110</text:span></text:p>
          </draw:text-box>
        </draw:frame>
        <draw:frame draw:style-name="gr12" draw:text-style-name="P3" draw:layer="layout" svg:width="0.637cm" svg:height="0.471cm" svg:x="9.338cm" svg:y="6.876cm">
          <draw:text-box>
            <text:p text:style-name="P2"><text:span text:style-name="T1">200</text:span></text:p>
          </draw:text-box>
        </draw:frame>
        <draw:frame draw:style-name="gr11" draw:text-style-name="P3" draw:layer="layout" svg:width="0.743cm" svg:height="0.471cm" svg:x="10.986cm" svg:y="6.876cm">
          <draw:text-box>
            <text:p text:style-name="P2"><text:span text:style-name="T1">0.17</text:span></text:p>
          </draw:text-box>
        </draw:frame>
        <draw:frame draw:style-name="gr11" draw:text-style-name="P3" draw:layer="layout" svg:width="0.743cm" svg:height="0.471cm" svg:x="12.682cm" svg:y="6.876cm">
          <draw:text-box>
            <text:p text:style-name="P2"><text:span text:style-name="T1">0.31</text:span></text:p>
          </draw:text-box>
        </draw:frame>
        <draw:frame draw:style-name="gr7" draw:text-style-name="P3" draw:layer="layout" svg:width="0.422cm" svg:height="0.471cm" svg:x="14.647cm" svg:y="6.876cm">
          <draw:text-box>
            <text:p text:style-name="P2"><text:span text:style-name="T1">1</text:span></text:p>
          </draw:text-box>
        </draw:frame>
        <draw:frame draw:style-name="gr13" draw:text-style-name="P3" draw:layer="layout" svg:width="1.06cm" svg:height="0.471cm" svg:x="15.924cm" svg:y="6.876cm">
          <draw:text-box>
            <text:p text:style-name="P2"><text:span text:style-name="T1">17000</text:span></text:p>
          </draw:text-box>
        </draw:frame>
        <draw:frame draw:style-name="gr18" draw:text-style-name="P3" draw:layer="layout" svg:width="1.484cm" svg:height="0.471cm" svg:x="17.519cm" svg:y="6.876cm">
          <draw:text-box>
            <text:p text:style-name="P2"><text:span text:style-name="T1">8500000</text:span></text:p>
          </draw:text-box>
        </draw:frame>
        <draw:frame draw:style-name="gr19" draw:text-style-name="P3" draw:layer="layout" svg:width="1.297cm" svg:height="0.471cm" svg:x="5.613cm" svg:y="7.574cm">
          <draw:text-box>
            <text:p text:style-name="P2"><text:span text:style-name="T1">n = 110</text:span></text:p>
          </draw:text-box>
        </draw:frame>
        <draw:frame draw:style-name="gr20" draw:text-style-name="P3" draw:layer="layout" svg:width="0.921cm" svg:height="0.471cm" svg:x="12.594cm" svg:y="7.574cm">
          <draw:text-box>
            <text:p text:style-name="P2"><text:span text:style-name="T1">fi = 1</text:span></text:p>
          </draw:text-box>
        </draw:frame>
        <draw:frame draw:style-name="gr13" draw:text-style-name="P3" draw:layer="layout" svg:width="1.06cm" svg:height="0.471cm" svg:x="15.924cm" svg:y="7.574cm">
          <draw:text-box>
            <text:p text:style-name="P2"><text:span text:style-name="T1">33725</text:span></text:p>
          </draw:text-box>
        </draw:frame>
        <draw:frame draw:style-name="gr21" draw:text-style-name="P3" draw:layer="layout" svg:width="1.695cm" svg:height="0.471cm" svg:x="17.413cm" svg:y="7.574cm">
          <draw:text-box>
            <text:p text:style-name="P2"><text:span text:style-name="T1">12825625</text:span></text:p>
          </draw:text-box>
        </draw:frame>
        <draw:line draw:style-name="gr1" draw:text-style-name="P1" draw:layer="layout" svg:x1="1.991cm" svg:y1="10.112cm" svg:x2="19.217cm" svg:y2="10.112cm">
          <text:p/>
        </draw:line>
        <draw:line draw:style-name="gr1" draw:text-style-name="P1" draw:layer="layout" svg:x1="1.991cm" svg:y1="11.784cm" svg:x2="19.217cm" svg:y2="11.784cm">
          <text:p/>
        </draw:line>
        <draw:line draw:style-name="gr1" draw:text-style-name="P1" draw:layer="layout" svg:x1="1.991cm" svg:y1="12.483cm" svg:x2="19.217cm" svg:y2="12.483cm">
          <text:p/>
        </draw:line>
        <draw:line draw:style-name="gr1" draw:text-style-name="P1" draw:layer="layout" svg:x1="1.991cm" svg:y1="13.181cm" svg:x2="19.217cm" svg:y2="13.181cm">
          <text:p/>
        </draw:line>
        <draw:line draw:style-name="gr1" draw:text-style-name="P1" draw:layer="layout" svg:x1="1.991cm" svg:y1="13.88cm" svg:x2="19.217cm" svg:y2="13.88cm">
          <text:p/>
        </draw:line>
        <draw:line draw:style-name="gr1" draw:text-style-name="P1" draw:layer="layout" svg:x1="1.991cm" svg:y1="14.578cm" svg:x2="19.217cm" svg:y2="14.578cm">
          <text:p/>
        </draw:line>
        <draw:line draw:style-name="gr1" draw:text-style-name="P1" draw:layer="layout" svg:x1="1.991cm" svg:y1="15.277cm" svg:x2="19.217cm" svg:y2="15.277cm">
          <text:p/>
        </draw:line>
        <draw:line draw:style-name="gr1" draw:text-style-name="P1" draw:layer="layout" svg:x1="2cm" svg:y1="10.103cm" svg:x2="2cm" svg:y2="15.285cm">
          <text:p/>
        </draw:line>
        <draw:line draw:style-name="gr1" draw:text-style-name="P1" draw:layer="layout" svg:x1="3.989cm" svg:y1="10.103cm" svg:x2="3.989cm" svg:y2="15.285cm">
          <text:p/>
        </draw:line>
        <draw:line draw:style-name="gr1" draw:text-style-name="P1" draw:layer="layout" svg:x1="5.401cm" svg:y1="10.103cm" svg:x2="5.401cm" svg:y2="15.285cm">
          <text:p/>
        </draw:line>
        <draw:line draw:style-name="gr1" draw:text-style-name="P1" draw:layer="layout" svg:x1="7.101cm" svg:y1="10.103cm" svg:x2="7.101cm" svg:y2="15.285cm">
          <text:p/>
        </draw:line>
        <draw:line draw:style-name="gr1" draw:text-style-name="P1" draw:layer="layout" svg:x1="8.801cm" svg:y1="10.103cm" svg:x2="8.801cm" svg:y2="15.285cm">
          <text:p/>
        </draw:line>
        <draw:line draw:style-name="gr1" draw:text-style-name="P1" draw:layer="layout" svg:x1="10.502cm" svg:y1="10.103cm" svg:x2="10.502cm" svg:y2="15.285cm">
          <text:p/>
        </draw:line>
        <draw:line draw:style-name="gr1" draw:text-style-name="P1" draw:layer="layout" svg:x1="12.199cm" svg:y1="10.103cm" svg:x2="12.199cm" svg:y2="15.285cm">
          <text:p/>
        </draw:line>
        <draw:line draw:style-name="gr1" draw:text-style-name="P1" draw:layer="layout" svg:x1="13.899cm" svg:y1="10.103cm" svg:x2="13.899cm" svg:y2="15.285cm">
          <text:p/>
        </draw:line>
        <draw:line draw:style-name="gr1" draw:text-style-name="P1" draw:layer="layout" svg:x1="15.599cm" svg:y1="10.103cm" svg:x2="15.599cm" svg:y2="15.285cm">
          <text:p/>
        </draw:line>
        <draw:line draw:style-name="gr1" draw:text-style-name="P1" draw:layer="layout" svg:x1="17.3cm" svg:y1="10.103cm" svg:x2="17.3cm" svg:y2="15.285cm">
          <text:p/>
        </draw:line>
        <draw:line draw:style-name="gr1" draw:text-style-name="P1" draw:layer="layout" svg:x1="19.208cm" svg:y1="10.103cm" svg:x2="19.208cm" svg:y2="15.285cm">
          <text:p/>
        </draw:line>
        <draw:frame draw:style-name="gr2" draw:text-style-name="P3" draw:layer="layout" svg:width="2.834cm" svg:height="0.471cm" svg:x="2.004cm" svg:y="9.148cm">
          <draw:text-box>
            <text:p text:style-name="P2"><text:span text:style-name="T1">BIBLIOTECA 2</text:span></text:p>
          </draw:text-box>
        </draw:frame>
        <draw:frame draw:style-name="gr3" draw:text-style-name="P3" draw:layer="layout" svg:width="1.492cm" svg:height="0.471cm" svg:x="2.103cm" svg:y="10.238cm">
          <draw:text-box>
            <text:p text:style-name="P2"><text:span text:style-name="T1">Número </text:span></text:p>
          </draw:text-box>
        </draw:frame>
        <draw:frame draw:style-name="gr4" draw:text-style-name="P3" draw:layer="layout" svg:width="0.506cm" svg:height="0.471cm" svg:x="2.103cm" svg:y="10.725cm">
          <draw:text-box>
            <text:p text:style-name="P2"><text:span text:style-name="T1">de </text:span></text:p>
          </draw:text-box>
        </draw:frame>
        <draw:frame draw:style-name="gr5" draw:text-style-name="P3" draw:layer="layout" svg:width="1.319cm" svg:height="0.471cm" svg:x="2.103cm" svg:y="11.212cm">
          <draw:text-box>
            <text:p text:style-name="P2"><text:span text:style-name="T1">Páginas</text:span></text:p>
          </draw:text-box>
        </draw:frame>
        <draw:frame draw:style-name="gr6" draw:text-style-name="P3" draw:layer="layout" svg:width="0.425cm" svg:height="0.471cm" svg:x="4.487cm" svg:y="10.725cm">
          <draw:text-box>
            <text:p text:style-name="P2"><text:span text:style-name="T1">Xi</text:span></text:p>
          </draw:text-box>
        </draw:frame>
        <draw:frame draw:style-name="gr7" draw:text-style-name="P3" draw:layer="layout" svg:width="0.422cm" svg:height="0.471cm" svg:x="6.089cm" svg:y="10.725cm">
          <draw:text-box>
            <text:p text:style-name="P2"><text:span text:style-name="T1">ni</text:span></text:p>
          </draw:text-box>
        </draw:frame>
        <draw:frame draw:style-name="gr6" draw:text-style-name="P3" draw:layer="layout" svg:width="0.425cm" svg:height="0.471cm" svg:x="7.743cm" svg:y="10.725cm">
          <draw:text-box>
            <text:p text:style-name="P2"><text:span text:style-name="T1">Ni</text:span></text:p>
          </draw:text-box>
        </draw:frame>
        <draw:frame draw:style-name="gr7" draw:text-style-name="P3" draw:layer="layout" svg:width="0.422cm" svg:height="0.471cm" svg:x="9.504cm" svg:y="10.725cm">
          <draw:text-box>
            <text:p text:style-name="P2"><text:span text:style-name="T1">ai</text:span></text:p>
          </draw:text-box>
        </draw:frame>
        <draw:frame draw:style-name="gr7" draw:text-style-name="P3" draw:layer="layout" svg:width="0.422cm" svg:height="0.471cm" svg:x="11.19cm" svg:y="10.725cm">
          <draw:text-box>
            <text:p text:style-name="P2"><text:span text:style-name="T1">hi</text:span></text:p>
          </draw:text-box>
        </draw:frame>
        <draw:frame draw:style-name="gr7" draw:text-style-name="P3" draw:layer="layout" svg:width="0.422cm" svg:height="0.471cm" svg:x="12.926cm" svg:y="10.725cm">
          <draw:text-box>
            <text:p text:style-name="P2"><text:span text:style-name="T1">fi</text:span></text:p>
          </draw:text-box>
        </draw:frame>
        <draw:frame draw:style-name="gr7" draw:text-style-name="P3" draw:layer="layout" svg:width="0.422cm" svg:height="0.471cm" svg:x="14.577cm" svg:y="10.725cm">
          <draw:text-box>
            <text:p text:style-name="P2"><text:span text:style-name="T1">Fi</text:span></text:p>
          </draw:text-box>
        </draw:frame>
        <draw:frame draw:style-name="gr8" draw:text-style-name="P3" draw:layer="layout" svg:width="1.086cm" svg:height="0.471cm" svg:x="15.914cm" svg:y="10.725cm">
          <draw:text-box>
            <text:p text:style-name="P2"><text:span text:style-name="T1">ni * xi</text:span></text:p>
          </draw:text-box>
        </draw:frame>
        <draw:frame draw:style-name="gr9" draw:text-style-name="P3" draw:layer="layout" svg:width="1.213cm" svg:height="0.471cm" svg:x="17.657cm" svg:y="10.725cm">
          <draw:text-box>
            <text:p text:style-name="P2"><text:span text:style-name="T1">ni * xi²</text:span></text:p>
          </draw:text-box>
        </draw:frame>
        <draw:frame draw:style-name="gr10" draw:text-style-name="P3" draw:layer="layout" svg:width="1.412cm" svg:height="0.471cm" svg:x="2.103cm" svg:y="11.91cm">
          <draw:text-box>
            <text:p text:style-name="P2"><text:span text:style-name="T1">50 - 100</text:span></text:p>
          </draw:text-box>
        </draw:frame>
        <draw:frame draw:style-name="gr6" draw:text-style-name="P3" draw:layer="layout" svg:width="0.425cm" svg:height="0.471cm" svg:x="4.487cm" svg:y="11.91cm">
          <draw:text-box>
            <text:p text:style-name="P2"><text:span text:style-name="T1">75</text:span></text:p>
          </draw:text-box>
        </draw:frame>
        <draw:frame draw:style-name="gr7" draw:text-style-name="P3" draw:layer="layout" svg:width="0.422cm" svg:height="0.471cm" svg:x="6.149cm" svg:y="11.91cm">
          <draw:text-box>
            <text:p text:style-name="P2"><text:span text:style-name="T1">9</text:span></text:p>
          </draw:text-box>
        </draw:frame>
        <draw:frame draw:style-name="gr7" draw:text-style-name="P3" draw:layer="layout" svg:width="0.422cm" svg:height="0.471cm" svg:x="7.849cm" svg:y="11.91cm">
          <draw:text-box>
            <text:p text:style-name="P2"><text:span text:style-name="T1">9</text:span></text:p>
          </draw:text-box>
        </draw:frame>
        <draw:frame draw:style-name="gr6" draw:text-style-name="P3" draw:layer="layout" svg:width="0.425cm" svg:height="0.471cm" svg:x="9.444cm" svg:y="11.91cm">
          <draw:text-box>
            <text:p text:style-name="P2"><text:span text:style-name="T1">50</text:span></text:p>
          </draw:text-box>
        </draw:frame>
        <draw:frame draw:style-name="gr11" draw:text-style-name="P3" draw:layer="layout" svg:width="0.743cm" svg:height="0.471cm" svg:x="10.986cm" svg:y="11.91cm">
          <draw:text-box>
            <text:p text:style-name="P2"><text:span text:style-name="T1">0.18</text:span></text:p>
          </draw:text-box>
        </draw:frame>
        <draw:frame draw:style-name="gr11" draw:text-style-name="P3" draw:layer="layout" svg:width="0.743cm" svg:height="0.471cm" svg:x="12.682cm" svg:y="11.91cm">
          <draw:text-box>
            <text:p text:style-name="P2"><text:span text:style-name="T1">0.18</text:span></text:p>
          </draw:text-box>
        </draw:frame>
        <draw:frame draw:style-name="gr11" draw:text-style-name="P3" draw:layer="layout" svg:width="0.743cm" svg:height="0.471cm" svg:x="14.383cm" svg:y="11.91cm">
          <draw:text-box>
            <text:p text:style-name="P2"><text:span text:style-name="T1">0.18</text:span></text:p>
          </draw:text-box>
        </draw:frame>
        <draw:frame draw:style-name="gr12" draw:text-style-name="P3" draw:layer="layout" svg:width="0.637cm" svg:height="0.471cm" svg:x="16.136cm" svg:y="11.91cm">
          <draw:text-box>
            <text:p text:style-name="P2"><text:span text:style-name="T1">675</text:span></text:p>
          </draw:text-box>
        </draw:frame>
        <draw:frame draw:style-name="gr13" draw:text-style-name="P3" draw:layer="layout" svg:width="1.06cm" svg:height="0.471cm" svg:x="17.731cm" svg:y="11.91cm">
          <draw:text-box>
            <text:p text:style-name="P2"><text:span text:style-name="T1">50625</text:span></text:p>
          </draw:text-box>
        </draw:frame>
        <draw:frame draw:style-name="gr14" draw:text-style-name="P3" draw:layer="layout" svg:width="1.623cm" svg:height="0.471cm" svg:x="2.103cm" svg:y="12.609cm">
          <draw:text-box>
            <text:p text:style-name="P2"><text:span text:style-name="T1">100 - 200</text:span></text:p>
          </draw:text-box>
        </draw:frame>
        <draw:frame draw:style-name="gr12" draw:text-style-name="P3" draw:layer="layout" svg:width="0.637cm" svg:height="0.471cm" svg:x="4.382cm" svg:y="12.609cm">
          <draw:text-box>
            <text:p text:style-name="P2"><text:span text:style-name="T1">150</text:span></text:p>
          </draw:text-box>
        </draw:frame>
        <draw:frame draw:style-name="gr6" draw:text-style-name="P3" draw:layer="layout" svg:width="0.425cm" svg:height="0.471cm" svg:x="6.043cm" svg:y="12.609cm">
          <draw:text-box>
            <text:p text:style-name="P2"><text:span text:style-name="T1">12</text:span></text:p>
          </draw:text-box>
        </draw:frame>
        <draw:frame draw:style-name="gr6" draw:text-style-name="P3" draw:layer="layout" svg:width="0.425cm" svg:height="0.471cm" svg:x="7.743cm" svg:y="12.609cm">
          <draw:text-box>
            <text:p text:style-name="P2"><text:span text:style-name="T1">21</text:span></text:p>
          </draw:text-box>
        </draw:frame>
        <draw:frame draw:style-name="gr12" draw:text-style-name="P3" draw:layer="layout" svg:width="0.637cm" svg:height="0.471cm" svg:x="9.338cm" svg:y="12.609cm">
          <draw:text-box>
            <text:p text:style-name="P2"><text:span text:style-name="T1">100</text:span></text:p>
          </draw:text-box>
        </draw:frame>
        <draw:frame draw:style-name="gr11" draw:text-style-name="P3" draw:layer="layout" svg:width="0.743cm" svg:height="0.471cm" svg:x="10.986cm" svg:y="12.609cm">
          <draw:text-box>
            <text:p text:style-name="P2"><text:span text:style-name="T1">0.12</text:span></text:p>
          </draw:text-box>
        </draw:frame>
        <draw:frame draw:style-name="gr11" draw:text-style-name="P3" draw:layer="layout" svg:width="0.743cm" svg:height="0.471cm" svg:x="12.682cm" svg:y="12.609cm">
          <draw:text-box>
            <text:p text:style-name="P2"><text:span text:style-name="T1">0.23</text:span></text:p>
          </draw:text-box>
        </draw:frame>
        <draw:frame draw:style-name="gr11" draw:text-style-name="P3" draw:layer="layout" svg:width="0.743cm" svg:height="0.471cm" svg:x="14.383cm" svg:y="12.609cm">
          <draw:text-box>
            <text:p text:style-name="P2"><text:span text:style-name="T1">0.41</text:span></text:p>
          </draw:text-box>
        </draw:frame>
        <draw:frame draw:style-name="gr15" draw:text-style-name="P3" draw:layer="layout" svg:width="0.849cm" svg:height="0.471cm" svg:x="16.03cm" svg:y="12.609cm">
          <draw:text-box>
            <text:p text:style-name="P2"><text:span text:style-name="T1">1800</text:span></text:p>
          </draw:text-box>
        </draw:frame>
        <draw:frame draw:style-name="gr16" draw:text-style-name="P3" draw:layer="layout" svg:width="1.272cm" svg:height="0.471cm" svg:x="17.625cm" svg:y="12.609cm">
          <draw:text-box>
            <text:p text:style-name="P2"><text:span text:style-name="T1">270000</text:span></text:p>
          </draw:text-box>
        </draw:frame>
        <draw:frame draw:style-name="gr14" draw:text-style-name="P3" draw:layer="layout" svg:width="1.623cm" svg:height="0.471cm" svg:x="2.103cm" svg:y="13.307cm">
          <draw:text-box>
            <text:p text:style-name="P2"><text:span text:style-name="T1">200 - 400</text:span></text:p>
          </draw:text-box>
        </draw:frame>
        <draw:frame draw:style-name="gr12" draw:text-style-name="P3" draw:layer="layout" svg:width="0.637cm" svg:height="0.471cm" svg:x="4.382cm" svg:y="13.307cm">
          <draw:text-box>
            <text:p text:style-name="P2"><text:span text:style-name="T1">300</text:span></text:p>
          </draw:text-box>
        </draw:frame>
        <draw:frame draw:style-name="gr6" draw:text-style-name="P3" draw:layer="layout" svg:width="0.425cm" svg:height="0.471cm" svg:x="6.043cm" svg:y="13.307cm">
          <draw:text-box>
            <text:p text:style-name="P2"><text:span text:style-name="T1">22</text:span></text:p>
          </draw:text-box>
        </draw:frame>
        <draw:frame draw:style-name="gr6" draw:text-style-name="P3" draw:layer="layout" svg:width="0.425cm" svg:height="0.471cm" svg:x="7.743cm" svg:y="13.307cm">
          <draw:text-box>
            <text:p text:style-name="P2"><text:span text:style-name="T1">43</text:span></text:p>
          </draw:text-box>
        </draw:frame>
        <draw:frame draw:style-name="gr12" draw:text-style-name="P3" draw:layer="layout" svg:width="0.637cm" svg:height="0.471cm" svg:x="9.338cm" svg:y="13.307cm">
          <draw:text-box>
            <text:p text:style-name="P2"><text:span text:style-name="T1">200</text:span></text:p>
          </draw:text-box>
        </draw:frame>
        <draw:frame draw:style-name="gr11" draw:text-style-name="P3" draw:layer="layout" svg:width="0.743cm" svg:height="0.471cm" svg:x="10.993cm" svg:y="13.307cm">
          <draw:text-box>
            <text:p text:style-name="P2"><text:span text:style-name="T1">0.11</text:span></text:p>
          </draw:text-box>
        </draw:frame>
        <draw:frame draw:style-name="gr11" draw:text-style-name="P3" draw:layer="layout" svg:width="0.743cm" svg:height="0.471cm" svg:x="12.682cm" svg:y="13.307cm">
          <draw:text-box>
            <text:p text:style-name="P2"><text:span text:style-name="T1">0.43</text:span></text:p>
          </draw:text-box>
        </draw:frame>
        <draw:frame draw:style-name="gr11" draw:text-style-name="P3" draw:layer="layout" svg:width="0.743cm" svg:height="0.471cm" svg:x="14.383cm" svg:y="13.307cm">
          <draw:text-box>
            <text:p text:style-name="P2"><text:span text:style-name="T1">0.84</text:span></text:p>
          </draw:text-box>
        </draw:frame>
        <draw:frame draw:style-name="gr15" draw:text-style-name="P3" draw:layer="layout" svg:width="0.849cm" svg:height="0.471cm" svg:x="16.03cm" svg:y="13.307cm">
          <draw:text-box>
            <text:p text:style-name="P2"><text:span text:style-name="T1">6600</text:span></text:p>
          </draw:text-box>
        </draw:frame>
        <draw:frame draw:style-name="gr18" draw:text-style-name="P3" draw:layer="layout" svg:width="1.484cm" svg:height="0.471cm" svg:x="17.519cm" svg:y="13.307cm">
          <draw:text-box>
            <text:p text:style-name="P2"><text:span text:style-name="T1">1980000</text:span></text:p>
          </draw:text-box>
        </draw:frame>
        <draw:frame draw:style-name="gr14" draw:text-style-name="P3" draw:layer="layout" svg:width="1.623cm" svg:height="0.471cm" svg:x="2.103cm" svg:y="14.006cm">
          <draw:text-box>
            <text:p text:style-name="P2"><text:span text:style-name="T1">400 - 600</text:span></text:p>
          </draw:text-box>
        </draw:frame>
        <draw:frame draw:style-name="gr12" draw:text-style-name="P3" draw:layer="layout" svg:width="0.637cm" svg:height="0.471cm" svg:x="4.382cm" svg:y="14.006cm">
          <draw:text-box>
            <text:p text:style-name="P2"><text:span text:style-name="T1">500</text:span></text:p>
          </draw:text-box>
        </draw:frame>
        <draw:frame draw:style-name="gr7" draw:text-style-name="P3" draw:layer="layout" svg:width="0.422cm" svg:height="0.471cm" svg:x="6.149cm" svg:y="14.006cm">
          <draw:text-box>
            <text:p text:style-name="P2"><text:span text:style-name="T1">8</text:span></text:p>
          </draw:text-box>
        </draw:frame>
        <draw:frame draw:style-name="gr6" draw:text-style-name="P3" draw:layer="layout" svg:width="0.425cm" svg:height="0.471cm" svg:x="7.743cm" svg:y="14.006cm">
          <draw:text-box>
            <text:p text:style-name="P2"><text:span text:style-name="T1">51</text:span></text:p>
          </draw:text-box>
        </draw:frame>
        <draw:frame draw:style-name="gr12" draw:text-style-name="P3" draw:layer="layout" svg:width="0.637cm" svg:height="0.471cm" svg:x="9.338cm" svg:y="14.006cm">
          <draw:text-box>
            <text:p text:style-name="P2"><text:span text:style-name="T1">200</text:span></text:p>
          </draw:text-box>
        </draw:frame>
        <draw:frame draw:style-name="gr11" draw:text-style-name="P3" draw:layer="layout" svg:width="0.743cm" svg:height="0.471cm" svg:x="10.986cm" svg:y="14.006cm">
          <draw:text-box>
            <text:p text:style-name="P2"><text:span text:style-name="T1">0.04</text:span></text:p>
          </draw:text-box>
        </draw:frame>
        <draw:frame draw:style-name="gr11" draw:text-style-name="P3" draw:layer="layout" svg:width="0.743cm" svg:height="0.471cm" svg:x="12.682cm" svg:y="14.006cm">
          <draw:text-box>
            <text:p text:style-name="P2"><text:span text:style-name="T1">0.16</text:span></text:p>
          </draw:text-box>
        </draw:frame>
        <draw:frame draw:style-name="gr7" draw:text-style-name="P3" draw:layer="layout" svg:width="0.422cm" svg:height="0.471cm" svg:x="14.647cm" svg:y="14.006cm">
          <draw:text-box>
            <text:p text:style-name="P2"><text:span text:style-name="T1">1</text:span></text:p>
          </draw:text-box>
        </draw:frame>
        <draw:frame draw:style-name="gr15" draw:text-style-name="P3" draw:layer="layout" svg:width="0.849cm" svg:height="0.471cm" svg:x="16.03cm" svg:y="14.006cm">
          <draw:text-box>
            <text:p text:style-name="P2"><text:span text:style-name="T1">4000</text:span></text:p>
          </draw:text-box>
        </draw:frame>
        <draw:frame draw:style-name="gr18" draw:text-style-name="P3" draw:layer="layout" svg:width="1.484cm" svg:height="0.471cm" svg:x="17.519cm" svg:y="14.006cm">
          <draw:text-box>
            <text:p text:style-name="P2"><text:span text:style-name="T1">2000000</text:span></text:p>
          </draw:text-box>
        </draw:frame>
        <draw:frame draw:style-name="gr8" draw:text-style-name="P3" draw:layer="layout" svg:width="1.086cm" svg:height="0.471cm" svg:x="5.711cm" svg:y="14.704cm">
          <draw:text-box>
            <text:p text:style-name="P2"><text:span text:style-name="T1">n = 51</text:span></text:p>
          </draw:text-box>
        </draw:frame>
        <draw:frame draw:style-name="gr20" draw:text-style-name="P3" draw:layer="layout" svg:width="0.921cm" svg:height="0.471cm" svg:x="12.594cm" svg:y="14.704cm">
          <draw:text-box>
            <text:p text:style-name="P2"><text:span text:style-name="T1">fi = 1</text:span></text:p>
          </draw:text-box>
        </draw:frame>
        <draw:frame draw:style-name="gr13" draw:text-style-name="P3" draw:layer="layout" svg:width="1.06cm" svg:height="0.471cm" svg:x="15.924cm" svg:y="14.704cm">
          <draw:text-box>
            <text:p text:style-name="P2"><text:span text:style-name="T1">13075</text:span></text:p>
          </draw:text-box>
        </draw:frame>
        <draw:frame draw:style-name="gr18" draw:text-style-name="P3" draw:layer="layout" svg:width="1.484cm" svg:height="0.471cm" svg:x="17.519cm" svg:y="14.704cm">
          <draw:text-box>
            <text:p text:style-name="P2"><text:span text:style-name="T1">4300625</text:span></text:p>
          </draw:text-box>
        </draw:frame>
        <draw:frame draw:style-name="gr7" draw:text-style-name="P3" draw:layer="layout" svg:width="0.422cm" svg:height="0.471cm" svg:x="2.004cm" svg:y="15.791cm">
          <draw:text-box>
            <text:p text:style-name="P2"><text:span text:style-name="T1">b)</text:span></text:p>
          </draw:text-box>
        </draw:frame>
        <draw:frame draw:style-name="gr22" draw:text-style-name="P3" draw:layer="layout" svg:width="2.953cm" svg:height="0.471cm" svg:x="3.256cm" svg:y="16.277cm">
          <draw:text-box>
            <text:p text:style-name="P2"><text:span text:style-name="T1">BIBLIOTECA 1:</text:span></text:p>
          </draw:text-box>
        </draw:frame>
        <draw:frame draw:style-name="gr23" draw:text-style-name="P3" draw:layer="layout" svg:width="5.167cm" svg:height="0.471cm" svg:x="4.505cm" svg:y="16.764cm">
          <draw:text-box>
            <text:p text:style-name="P2"><text:span text:style-name="T1">Media = 33725 / 110 = 306,59</text:span></text:p>
          </draw:text-box>
        </draw:frame>
        <draw:frame draw:style-name="gr22" draw:text-style-name="P3" draw:layer="layout" svg:width="2.953cm" svg:height="0.471cm" svg:x="3.256cm" svg:y="17.738cm">
          <draw:text-box>
            <text:p text:style-name="P2"><text:span text:style-name="T1">BIBLIOTECA 2:</text:span></text:p>
          </draw:text-box>
        </draw:frame>
        <draw:frame draw:style-name="gr24" draw:text-style-name="P3" draw:layer="layout" svg:width="4.955cm" svg:height="0.471cm" svg:x="4.505cm" svg:y="18.225cm">
          <draw:text-box>
            <text:p text:style-name="P2"><text:span text:style-name="T1">Media = 13075 / 51 = 256,37</text:span></text:p>
          </draw:text-box>
        </draw:frame>
        <draw:frame draw:style-name="gr7" draw:text-style-name="P3" draw:layer="layout" svg:width="0.422cm" svg:height="0.471cm" svg:x="2.004cm" svg:y="19.198cm">
          <draw:text-box>
            <text:p text:style-name="P2"><text:span text:style-name="T1">c)</text:span></text:p>
          </draw:text-box>
        </draw:frame>
        <draw:frame draw:style-name="gr22" draw:text-style-name="P3" draw:layer="layout" svg:width="2.953cm" svg:height="0.471cm" svg:x="3.256cm" svg:y="19.685cm">
          <draw:text-box>
            <text:p text:style-name="P2"><text:span text:style-name="T1">BIBLIOTECA 1:</text:span></text:p>
          </draw:text-box>
        </draw:frame>
        <draw:frame draw:style-name="gr25" draw:text-style-name="P3" draw:layer="layout" svg:width="6.145cm" svg:height="0.471cm" svg:x="4.505cm" svg:y="20.172cm">
          <draw:text-box>
            <text:p text:style-name="P2"><text:span text:style-name="T1">El intervalo mediano es el 200 - 400</text:span></text:p>
          </draw:text-box>
        </draw:frame>
        <draw:frame draw:style-name="gr26" draw:text-style-name="P3" draw:layer="layout" svg:width="8.194cm" svg:height="0.471cm" svg:x="4.505cm" svg:y="20.659cm">
          <draw:text-box>
            <text:p text:style-name="P2"><text:span text:style-name="T1">Mediana = 200 + ( ( 55 <text:s/>- 34 ) <text:s/>/ 42 * 200) = 300</text:span></text:p>
          </draw:text-box>
        </draw:frame>
        <draw:frame draw:style-name="gr22" draw:text-style-name="P3" draw:layer="layout" svg:width="2.953cm" svg:height="0.471cm" svg:x="3.256cm" svg:y="21.633cm">
          <draw:text-box>
            <text:p text:style-name="P2"><text:span text:style-name="T1">BIBLIOTECA 2:</text:span></text:p>
          </draw:text-box>
        </draw:frame>
        <draw:frame draw:style-name="gr27" draw:text-style-name="P3" draw:layer="layout" svg:width="6.217cm" svg:height="0.471cm" svg:x="4.505cm" svg:y="22.119cm">
          <draw:text-box>
            <text:p text:style-name="P2"><text:span text:style-name="T1">El intervalo mediano es el 200 – 400</text:span></text:p>
          </draw:text-box>
        </draw:frame>
        <draw:frame draw:style-name="gr28" draw:text-style-name="P3" draw:layer="layout" svg:width="8.934cm" svg:height="0.471cm" svg:x="4.505cm" svg:y="22.606cm">
          <draw:text-box>
            <text:p text:style-name="P2"><text:span text:style-name="T1">Mediana <text:s/>= 200 + ( ( 25,5 - 21 ) <text:s/>/ 22 * 200 ) = 240,9</text:span></text:p>
          </draw:text-box>
        </draw:frame>
        <draw:frame draw:style-name="gr29" draw:text-style-name="P4" draw:layer="layout" svg:width="18.278cm" svg:height="1.407cm" svg:x="2.022cm" svg:y="0.293cm">
          <draw:text-box>
            <text:p>José Teodosio Lorente Vallecillos</text:p>
            <text:p>Relación 1 ejercicio 9</text:p>
          </draw:text-box>
        </draw:frame>
      </draw:page>
      <draw:page draw:name="page2" draw:style-name="dp1" draw:master-page-name="master-page18">
        <draw:frame draw:style-name="gr7" draw:text-style-name="P3" draw:layer="layout" svg:width="0.422cm" svg:height="0.471cm" svg:x="2.004cm" svg:y="2.505cm">
          <draw:text-box>
            <text:p text:style-name="P2"><text:span text:style-name="T1">d)</text:span></text:p>
          </draw:text-box>
        </draw:frame>
        <draw:frame draw:style-name="gr30" draw:text-style-name="P3" draw:layer="layout" svg:width="2.462cm" svg:height="0.471cm" svg:x="3.256cm" svg:y="2.992cm">
          <draw:text-box>
            <text:p text:style-name="P2"><text:span text:style-name="T1">0.8 * 110 = 88</text:span></text:p>
          </draw:text-box>
        </draw:frame>
        <draw:frame draw:style-name="gr31" draw:text-style-name="P3" draw:layer="layout" svg:width="9.362cm" svg:height="0.471cm" svg:x="3.256cm" svg:y="3.479cm">
          <draw:text-box>
            <text:p text:style-name="P2"><text:span text:style-name="T1">C(80) = 400 + ( ( 0.8 * 110 – 76 ) / 34 * 200 ) = 470,59</text:span></text:p>
          </draw:text-box>
        </draw:frame>
        <draw:frame draw:style-name="gr32" draw:text-style-name="P3" draw:layer="layout" svg:width="5.357cm" svg:height="0.471cm" svg:x="3.256cm" svg:y="3.966cm">
          <draw:text-box>
            <text:p text:style-name="P2"><text:span text:style-name="T1">Mínimo debe tener 471 páginas</text:span></text:p>
          </draw:text-box>
        </draw:frame>
        <draw:frame draw:style-name="gr7" draw:text-style-name="P3" draw:layer="layout" svg:width="0.422cm" svg:height="0.471cm" svg:x="2.004cm" svg:y="4.939cm">
          <draw:text-box>
            <text:p text:style-name="P2"><text:span text:style-name="T1">e)</text:span></text:p>
          </draw:text-box>
        </draw:frame>
        <draw:frame draw:style-name="gr33" draw:text-style-name="P3" draw:layer="layout" svg:width="5.146cm" svg:height="0.471cm" svg:x="3.256cm" svg:y="5.426cm">
          <draw:text-box>
            <text:p text:style-name="P2"><text:span text:style-name="T1">Intervalo modal es el 50 – 100</text:span></text:p>
          </draw:text-box>
        </draw:frame>
        <draw:frame draw:style-name="gr34" draw:text-style-name="P3" draw:layer="layout" svg:width="12.164cm" svg:height="0.471cm" svg:x="3.256cm" svg:y="5.913cm">
          <draw:text-box>
            <text:p text:style-name="P2"><text:span text:style-name="T1">Moda = 50 + ( ( 0,18 – 0 ) * 50 / ( ( 0,18 – 0 ) +( 0,18 - <text:s/>0,12 ) ) ) = 87,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1"/>
      <style:text-properties fo:font-size="18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1.9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03T23:28:58.552561742</dc:date>
    <meta:editing-duration>PT6M28S</meta:editing-duration>
    <meta:editing-cycles>2</meta:editing-cycles>
    <meta:generator>LibreOffice/6.0.7.3$Linux_X86_64 LibreOffice_project/00m0$Build-3</meta:generator>
    <meta:document-statistic meta:object-count="170"/>
  </office:meta>
</office:document-meta>
</file>